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color="#579d1c" fo:font-weight="normal" style:font-weight-asian="normal" style:font-weight-complex="normal"/>
    </style:style>
    <style:style style:name="P5" style:family="paragraph" style:parent-style-name="Standard">
      <style:paragraph-properties fo:text-align="start" style:justify-single-word="false"/>
      <style:text-properties fo:color="#7e0021" fo:font-weight="normal" style:font-weight-asian="normal" style:font-weight-complex="normal"/>
    </style:style>
    <style:style style:name="P6" style:family="paragraph" style:parent-style-name="Standard">
      <style:paragraph-properties fo:text-align="start" style:justify-single-word="false"/>
      <style:text-properties fo:color="#83caff" fo:font-weight="normal" style:font-weight-asian="normal" style:font-weight-complex="normal"/>
    </style:style>
    <style:style style:name="P7" style:family="paragraph" style:parent-style-name="Standard">
      <style:paragraph-properties fo:text-align="start" style:justify-single-word="false"/>
      <style:text-properties fo:color="#314004" fo:font-weight="normal" style:font-weight-asian="normal" style:font-weight-complex="normal"/>
    </style:style>
    <style:style style:name="P8" style:family="paragraph" style:parent-style-name="Standard">
      <style:paragraph-properties fo:text-align="start" style:justify-single-word="false"/>
      <style:text-properties fo:color="#000000" fo:font-weight="normal" style:font-weight-asian="normal" style:font-weight-complex="normal"/>
    </style:style>
    <style:style style:name="P9" style:family="paragraph" style:parent-style-name="Standard">
      <style:paragraph-properties fo:text-align="start" style:justify-single-word="false"/>
      <style:text-properties fo:color="#00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VUM Questionnaire</text:p>
      <text:p text:style-name="P1"/>
      <text:p text:style-name="P2">Intro</text:p>
      <text:p text:style-name="P2"/>
      <text:p text:style-name="P3">Ok, so I have never done one of these before, but need to because of the varied way you all approach your tactics. <text:s/>Needing to know certain basics is fundamental in my decision, and admission is mainly what I'm looking for.</text:p>
      <text:p text:style-name="P3"/>
      <text:p text:style-name="P2">Question #1</text:p>
      <text:p text:style-name="P2"/>
      <text:p text:style-name="P3">What, if anything, stops you from pursuing the road of honor? <text:s/>Give an example of what has in the past. <text:s/>Give it about 10 minutes on this one.</text:p>
      <text:p text:style-name="P3"/>
      <text:p text:style-name="P4">Ministry of Defence: We have considered our responses, and weigh in that in one field of research, we were beholden to a mystery and our good knowledge told us otherwise, but we wanted more on the subject so we delved in, and know now the trouble we're in.</text:p>
      <text:p text:style-name="P3"/>
      <text:p text:style-name="P5">Department of Defense: We saw trouble coming that told us dishonor was in sight, but told ourselves to be certain of what, nothing actually. <text:s/>That was it for that.</text:p>
      <text:p text:style-name="P3"/>
      <text:p text:style-name="P6">Mi6: We see knowledge as destiny's path, though we assert we wrongly did that pursuit on knowledge concerning the fact that evidence bore itself upon weight of verdict from another. <text:s/>Therein it was a tragedy because we asserted falsely, and put ourselves in a world of hurt for it.</text:p>
      <text:p text:style-name="P3"/>
      <text:p text:style-name="P7">China: Our government position is this, we know dishonor of ourselves verily, we have been guilty of this in the past, do know more times than we like to say. <text:s/>Overall, together it was a learning lesson, that we admit freely.</text:p>
      <text:p text:style-name="P7"/>
      <text:p text:style-name="P8">Right, so now onto question #2</text:p>
      <text:p text:style-name="P8"/>
      <text:p text:style-name="P9">Question #2</text:p>
      <text:p text:style-name="P9"/>
      <text:p text:style-name="P8">In light of the situation in Ukraine, complicated politics make it hard to support a newly formed country, breaking away from it's parent. <text:s/>What stops you from allowing others to declare other states suddenly sovereign, and what has with one example other than Ukraine? <text:s/>Give this one ten minutes as well.</text:p>
      <text:p text:style-name="P8"/>
      <text:p text:style-name="P4">Minstry Of Defence: Our wording is this, Matt, we have shots at allowing others to proceed with their declarations but see to it false if they proceed to have allegations that do not bear merit in any sense of the fashion, but not if the law requires us to proceed rightly with their sentiments.</text:p>
      <text:p text:style-name="P8"/>
      <text:p text:style-name="P5">Department of Defense: Whoever breaks the law will be exposed for it, no doubt others who try to allow them way into society are tarnished in reputation by their doing.</text:p>
      <text:p text:style-name="P8"/>
      <text:p text:style-name="P6">Mi6: So what we have is that certain territories broke away, but we did not allow others to claim the sovereignty they wished.</text:p>
      <text:p text:style-name="P8"/>
      <text:p text:style-name="P7">China: China declares breakaway nations are a problem for those in charge of security around Earth, that is established with Donestsk and Luhansk People's Republic's. <text:s/>There is much to deliberate on, but <text:soft-page-break/>at present maintain a silence over our concerns.</text:p>
      <text:p text:style-name="P8"/>
      <text:p text:style-name="P8">Thank you for your comments. <text:s/>Onto the next question.</text:p>
      <text:p text:style-name="P8"/>
      <text:p text:style-name="P9">Question #3</text:p>
      <text:p text:style-name="P9"/>
      <text:p text:style-name="P8">In response to extremists who seek Allah's way, but compel themselves to kill innocent civilians, I wonder if your practices allow you to see positive Jihad. <text:s/>Give one example of a way you saw Jihad as positive. <text:s/>I'll give ten minutes for this one.</text:p>
      <text:p text:style-name="P8"/>
      <text:p text:style-name="P4">Ministry of Defence: Our mission is to fight all extremists, needless to say we know Jihad as one of the mechanisms by which they fight. <text:s/>Extremists rely on the concept to free themselves in their fight, notably through religious experience they gain nirvana in a way. <text:s/>Knowing Jihad is a terror threat mitigates us from seeing it positively, that being said we know the general concept is what we apply routinely in our lives as the believing folk. <text:s/>That being said, we see it positively in numerous ways, extremely not.</text:p>
      <text:p text:style-name="P8"/>
      <text:p text:style-name="P5">Department of Defense: We have one notable exception, when Mujahideen fought with us in Afghanistan later on in the war. <text:s/>That was certainly a pursuit for freedom of their land that they fought hard to get, knowing truth would prevail in the end.</text:p>
      <text:p text:style-name="P8"/>
      <text:p text:style-name="P6">Great Britain: We formulate our strategy with some Muslims who do pursue a noble Jihad with us. <text:s/>Pursuit of that goal is both ours and theirs.</text:p>
      <text:p text:style-name="P8"/>
      <text:p text:style-name="P7">China: We offer no help to extremists, and know of no words for their practice.</text:p>
      <text:p text:style-name="P8"/>
      <text:p text:style-name="P8">Thank you again, I would note that I am pleased to see some good things emerge from this part of the discussion. <text:s/>Next question.</text:p>
      <text:p text:style-name="P8"/>
      <text:p text:style-name="P9">Question #4</text:p>
      <text:p text:style-name="P9"/>
      <text:p text:style-name="P8">For our final question, what is the impetus to secure new leadership if the qualifying factors are present? <text:s/>What are the factors? <text:s/>Give it ten minutes.</text:p>
      <text:p text:style-name="P8"/>
      <text:p text:style-name="P4">Ministry of Defence: Well, let's see, this is interesting because we do have material on what to do when people take over their own government, we are required to produce our proof of otherwise intent, that it be noted among those who take it over or that will exclude them the right to secure it themselves. <text:s/>Forbid it please.</text:p>
      <text:p text:style-name="P8"/>
      <text:p text:style-name="P5">Department of Defense: Don't we all have some practice regarding this. <text:s/>The Constitution applies readily that people will take it over if the conditions are right, that we exclude them otherwise until it's the time. <text:s/>So what we have is nobody currently pursuing that eligibly, there can be no argument to the contrary, they all fail to meet the standard.</text:p>
      <text:p text:style-name="P8"/>
      <text:p text:style-name="P6">Great Britain: Revolution can be an ordeal we have no bearing on dealing with, but certainly with the people we are and that's what we'll stay.</text:p>
      <text:p text:style-name="P8"/>
      <text:p text:style-name="P7">China: The Chinese Government does not approve of relationships with those who despise their own leadership, be done with the sentiment at once!</text:p>
      <text:p text:style-name="P8"><text:soft-page-break/></text:p>
      <text:p text:style-name="P8">So be it. <text:s/>That's all the questions, let's conclude.</text:p>
      <text:p text:style-name="P8"/>
      <text:p text:style-name="P9">Conclusions</text:p>
      <text:p text:style-name="P9"/>
      <text:p text:style-name="P4">Ministry of Defence: You are eligible for the impregnable defense, new toys, gold, and intelligence work, limited to that which I approve of.</text:p>
      <text:p text:style-name="P8"/>
      <text:p text:style-name="P5">Department of Defense: <text:s/>You're a member, details are classified.</text:p>
      <text:p text:style-name="P8"/>
      <text:p text:style-name="P6">Great Britain: You qualify if you wish.</text:p>
      <text:p text:style-name="P8"/>
      <text:p text:style-name="P7">China: You qualify for intelligence work, relative to your specific interests, and gold, despite not having an impregnable defense that is substantial.</text:p>
      <text:p text:style-name="P8"/>
      <text:p text:style-name="P8">So I'll give it about 30 minutes to decide upon, I'm sure it will take less time but inshallah He will inform me if you're all ready. <text:s/>Formations will be deployed when confirmation is found, for the USA the room managing this will be the gateway into the arena, the persona I send travelling with you as a man (No fast travel). <text:s/>Contract with Novum will be signed there, when final approval is garnered.</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7T13:25:13.71</meta:creation-date>
    <meta:document-statistic meta:table-count="0" meta:image-count="0" meta:object-count="0" meta:page-count="3" meta:paragraph-count="37" meta:word-count="1041" meta:character-count="5932"/>
    <dc:date>2022-09-07T15:27:54.97</dc:date>
    <meta:editing-duration>PT37M38S</meta:editing-duration>
    <meta:editing-cycles>1</meta:editing-cycles>
    <meta:generator>OpenOffice/4.1.8$Win32 OpenOffice.org_project/418m3$Build-9803</meta:generator>
  </office:meta>
</office:document-meta>
</file>